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reduc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CONSTRAINTS</text:p>
          </table:table-cell>
          <table:table-cell table:number-columns-repeated="6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3665" calcext:value-type="float">
            <text:p>23665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62" calcext:value-type="float">
            <text:p>25562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62" calcext:value-type="float">
            <text:p>25562</text:p>
          </table:table-cell>
          <table:table-cell/>
          <table:table-cell office:value-type="float" office:value="6360" calcext:value-type="float">
            <text:p>6.36E+03</text:p>
          </table:table-cell>
          <table:table-cell office:value-type="string" calcext:value-type="string">
            <text:p><text:s/>= orig vars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62" calcext:value-type="float">
            <text:p>25562</text:p>
          </table:table-cell>
          <table:table-cell/>
          <table:table-cell table:formula="of:=AVERAGE([.A2:.A41])" office:value-type="float" office:value="1155.275" calcext:value-type="float">
            <text:p>1.16E+03</text:p>
          </table:table-cell>
          <table:table-cell office:value-type="string" calcext:value-type="string">
            <text:p><text:s/>= vars avg</text:p>
          </table:table-cell>
          <table:table-cell table:number-columns-repeated="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3666" calcext:value-type="float">
            <text:p>23666</text:p>
          </table:table-cell>
          <table:table-cell table:number-columns-repeated="4"/>
          <table:table-cell table:formula="of:=(1-([.D5]/[.D4]))*100" office:value-type="float" office:value="81.8352987421384" calcext:value-type="float">
            <text:p>81.8352987421</text:p>
          </table:table-cell>
          <table:table-cell office:value-type="string" calcext:value-type="string">
            <text:p><text:s/>= percent reduction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1" calcext:value-type="float">
            <text:p>25551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1" calcext:value-type="float">
            <text:p>25551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1" calcext:value-type="float">
            <text:p>2555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3480" calcext:value-type="float">
            <text:p>2348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35" calcext:value-type="float">
            <text:p>2553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35" calcext:value-type="float">
            <text:p>2553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35" calcext:value-type="float">
            <text:p>25535</text:p>
          </table:table-cell>
          <table:table-cell/>
          <table:table-cell office:value-type="float" office:value="29904" calcext:value-type="float">
            <text:p>2.99E+04</text:p>
          </table:table-cell>
          <table:table-cell office:value-type="string" calcext:value-type="string">
            <text:p><text:s/>= orig consts</text:p>
          </table:table-cell>
          <table:table-cell table:number-columns-repeated="3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3738" calcext:value-type="float">
            <text:p>23738</text:p>
          </table:table-cell>
          <table:table-cell/>
          <table:table-cell table:formula="of:=AVERAGE([.B2:.B41])" office:value-type="float" office:value="25063.875" calcext:value-type="float">
            <text:p>2.51E+04</text:p>
          </table:table-cell>
          <table:table-cell office:value-type="string" calcext:value-type="string">
            <text:p><text:s/>= const red avg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20" calcext:value-type="float">
            <text:p>25520</text:p>
          </table:table-cell>
          <table:table-cell table:number-columns-repeated="4"/>
          <table:table-cell table:formula="of:=(1-([.D16]/[.D13]))*100" office:value-type="float" office:value="83.8144562600321" calcext:value-type="float">
            <text:p>83.81445626</text:p>
          </table:table-cell>
          <table:table-cell office:value-type="string" calcext:value-type="string">
            <text:p><text:s/>= percent reduction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20" calcext:value-type="float">
            <text:p>25520</text:p>
          </table:table-cell>
          <table:table-cell/>
          <table:table-cell table:formula="of:=[.D13]-[.D14]" office:value-type="float" office:value="4840.125" calcext:value-type="float">
            <text:p>4.84E+03</text:p>
          </table:table-cell>
          <table:table-cell office:value-type="string" calcext:value-type="string">
            <text:p><text:s/>= const</text:p>
          </table:table-cell>
          <table:table-cell table:number-columns-repeated="3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20" calcext:value-type="float">
            <text:p>25520</text:p>
          </table:table-cell>
          <table:table-cell table:number-columns-repeated="6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3836" calcext:value-type="float">
            <text:p>23836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3" calcext:value-type="float">
            <text:p>25553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3" calcext:value-type="float">
            <text:p>25553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3" calcext:value-type="float">
            <text:p>25553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3520" calcext:value-type="float">
            <text:p>23520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49" calcext:value-type="float">
            <text:p>25549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49" calcext:value-type="float">
            <text:p>25549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49" calcext:value-type="float">
            <text:p>25549</text:p>
          </table:table-cell>
          <table:table-cell table:number-columns-repeated="6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3638" calcext:value-type="float">
            <text:p>23638</text:p>
          </table:table-cell>
          <table:table-cell table:number-columns-repeated="6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5467" calcext:value-type="float">
            <text:p>25467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29" calcext:value-type="float">
            <text:p>25529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29" calcext:value-type="float">
            <text:p>25529</text:p>
          </table:table-cell>
          <table:table-cell table:number-columns-repeated="6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3596" calcext:value-type="float">
            <text:p>23596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3" calcext:value-type="float">
            <text:p>25553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3" calcext:value-type="float">
            <text:p>25553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3" calcext:value-type="float">
            <text:p>25553</text:p>
          </table:table-cell>
          <table:table-cell table:number-columns-repeated="6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3520" calcext:value-type="float">
            <text:p>23520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0" calcext:value-type="float">
            <text:p>25550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0" calcext:value-type="float">
            <text:p>25550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50" calcext:value-type="float">
            <text:p>25550</text:p>
          </table:table-cell>
          <table:table-cell table:number-columns-repeated="6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3647" calcext:value-type="float">
            <text:p>23647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35" calcext:value-type="float">
            <text:p>25535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35" calcext:value-type="float">
            <text:p>25535</text:p>
          </table:table-cell>
          <table:table-cell table:number-columns-repeated="6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5535" calcext:value-type="float">
            <text:p>25535</text:p>
          </table:table-cell>
          <table:table-cell table:number-columns-repeated="6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9:37:14.484237688</dc:date>
    <meta:editing-duration>PT8M56S</meta:editing-duration>
    <meta:editing-cycles>2</meta:editing-cycles>
    <meta:generator>LibreOffice/5.1.6.2$Linux_X86_64 LibreOffice_project/10m0$Build-2</meta:generator>
    <meta:document-statistic meta:table-count="1" meta:cell-count="96" meta:object-count="0"/>
  </office:meta>
</office:document-meta>
</file>